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340c" officeooo:paragraph-rsid="0016340c"/>
    </style:style>
    <style:style style:name="P2" style:family="paragraph" style:parent-style-name="Standard">
      <style:paragraph-properties fo:text-align="start" style:justify-single-word="false"/>
      <style:text-properties officeooo:rsid="0016340c" officeooo:paragraph-rsid="001634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II/00825/2019</text:p>
      <text:p text:style-name="P1">MICHAEL ORINA</text:p>
      <text:p text:style-name="P1"/>
      <text:p text:style-name="P1">NETWORK ADMINISTRATION AND SECURITY EXERCISE</text:p>
      <text:p text:style-name="P1"/>
      <text:p text:style-name="P2">i) Design a plan for integrating the different routing protocols into the new</text:p>
      <text:p text:style-name="P2">network design for the research directorate lab</text:p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5T20:13:08.826733590</meta:creation-date>
    <dc:date>2022-09-25T21:42:30.928917869</dc:date>
    <meta:editing-duration>PT1H8M37S</meta:editing-duration>
    <meta:editing-cycles>1</meta:editing-cycles>
    <meta:document-statistic meta:table-count="0" meta:image-count="0" meta:object-count="0" meta:page-count="1" meta:paragraph-count="6" meta:word-count="28" meta:character-count="197" meta:non-whitespace-character-count="173"/>
    <meta:generator>LibreOffice/7.2.2.2$Linux_X86_64 LibreOffice_project/20$Build-2</meta:generator>
  </office:meta>
</office:document-meta>
</file>